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Sheet1" table:style-name="ta1">
        <table:shapes>
          <draw:frame draw:z-index="0" draw:style-name="gr1" draw:text-style-name="P1" svg:width="453.51pt" svg:height="255.09pt" svg:x="400.9pt" svg:y="20.66pt">
            <loext:p draw:notify-on-update-of-ranges="Sheet1.D2:Sheet1.D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inStart</text:p>
          </table:table-cell>
          <table:table-cell table:style-name="ce1"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B$2]+([.$B$3]*[.$D2]/[.$B$5])" office:value-type="float" office:value="120" calcext:value-type="float">
            <text:p>120</text:p>
          </table:table-cell>
          <table:table-cell table:formula="of:=IF([.$D2]&gt;[.$B$4];[.$E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End</text:p>
          </table:table-cell>
          <table:table-cell table:style-name="ce1" office:value-type="float" office:value="1500" calcext:value-type="float">
            <text:p>1500</text:p>
          </table:table-cell>
          <table:table-cell/>
          <table:table-cell table:formula="of:=[.D2]+[.$B$6]" office:value-type="float" office:value="10" calcext:value-type="float">
            <text:p>10</text:p>
          </table:table-cell>
          <table:table-cell table:formula="of:=[.$B$2]+([.$B$3]*[.$D3]/[.$B$5])" office:value-type="float" office:value="136.741071428571" calcext:value-type="float">
            <text:p>137</text:p>
          </table:table-cell>
          <table:table-cell table:formula="of:=IF([.$D3]&gt;[.$B$4];[.$E3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ions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formula="of:=[.D3]+[.$B$6]" office:value-type="float" office:value="20" calcext:value-type="float">
            <text:p>20</text:p>
          </table:table-cell>
          <table:table-cell table:formula="of:=[.$B$2]+([.$B$3]*[.$D4]/[.$B$5])" office:value-type="float" office:value="153.482142857143" calcext:value-type="float">
            <text:p>153</text:p>
          </table:table-cell>
          <table:table-cell table:formula="of:=IF([.$D4]&gt;[.$B$4];[.$E4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Clients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D4]+[.$B$6]" office:value-type="float" office:value="30" calcext:value-type="float">
            <text:p>30</text:p>
          </table:table-cell>
          <table:table-cell table:formula="of:=[.$B$2]+([.$B$3]*[.$D5]/[.$B$5])" office:value-type="float" office:value="170.223214285714" calcext:value-type="float">
            <text:p>170</text:p>
          </table:table-cell>
          <table:table-cell table:formula="of:=IF([.$D5]&gt;[.$B$4];[.$E5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5]+[.$B$6]" office:value-type="float" office:value="40" calcext:value-type="float">
            <text:p>40</text:p>
          </table:table-cell>
          <table:table-cell table:formula="of:=[.$B$2]+([.$B$3]*[.$D6]/[.$B$5])" office:value-type="float" office:value="186.964285714286" calcext:value-type="float">
            <text:p>187</text:p>
          </table:table-cell>
          <table:table-cell table:formula="of:=IF([.$D6]&gt;[.$B$4];[.$E6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]+[.$B$6]" office:value-type="float" office:value="50" calcext:value-type="float">
            <text:p>50</text:p>
          </table:table-cell>
          <table:table-cell table:formula="of:=[.$B$2]+([.$B$3]*[.$D7]/[.$B$5])" office:value-type="float" office:value="203.705357142857" calcext:value-type="float">
            <text:p>204</text:p>
          </table:table-cell>
          <table:table-cell table:formula="of:=IF([.$D7]&gt;[.$B$4];[.$E7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]+[.$B$6]" office:value-type="float" office:value="60" calcext:value-type="float">
            <text:p>60</text:p>
          </table:table-cell>
          <table:table-cell table:formula="of:=[.$B$2]+([.$B$3]*[.$D8]/[.$B$5])" office:value-type="float" office:value="220.446428571429" calcext:value-type="float">
            <text:p>220</text:p>
          </table:table-cell>
          <table:table-cell table:formula="of:=IF([.$D8]&gt;[.$B$4];[.$E8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]+[.$B$6]" office:value-type="float" office:value="70" calcext:value-type="float">
            <text:p>70</text:p>
          </table:table-cell>
          <table:table-cell table:formula="of:=[.$B$2]+([.$B$3]*[.$D9]/[.$B$5])" office:value-type="float" office:value="237.1875" calcext:value-type="float">
            <text:p>237</text:p>
          </table:table-cell>
          <table:table-cell table:formula="of:=IF([.$D9]&gt;[.$B$4];[.$E9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]+[.$B$6]" office:value-type="float" office:value="80" calcext:value-type="float">
            <text:p>80</text:p>
          </table:table-cell>
          <table:table-cell table:formula="of:=[.$B$2]+([.$B$3]*[.$D10]/[.$B$5])" office:value-type="float" office:value="253.928571428571" calcext:value-type="float">
            <text:p>254</text:p>
          </table:table-cell>
          <table:table-cell table:formula="of:=IF([.$D10]&gt;[.$B$4];[.$E10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0]+[.$B$6]" office:value-type="float" office:value="90" calcext:value-type="float">
            <text:p>90</text:p>
          </table:table-cell>
          <table:table-cell table:formula="of:=[.$B$2]+([.$B$3]*[.$D11]/[.$B$5])" office:value-type="float" office:value="270.669642857143" calcext:value-type="float">
            <text:p>271</text:p>
          </table:table-cell>
          <table:table-cell table:formula="of:=IF([.$D11]&gt;[.$B$4];[.$E11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1]+[.$B$6]" office:value-type="float" office:value="100" calcext:value-type="float">
            <text:p>100</text:p>
          </table:table-cell>
          <table:table-cell table:formula="of:=[.$B$2]+([.$B$3]*[.$D12]/[.$B$5])" office:value-type="float" office:value="287.410714285714" calcext:value-type="float">
            <text:p>287</text:p>
          </table:table-cell>
          <table:table-cell table:formula="of:=IF([.$D12]&gt;[.$B$4];[.$E1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2]+[.$B$6]" office:value-type="float" office:value="110" calcext:value-type="float">
            <text:p>110</text:p>
          </table:table-cell>
          <table:table-cell table:formula="of:=[.$B$2]+([.$B$3]*[.$D13]/[.$B$5])" office:value-type="float" office:value="304.151785714286" calcext:value-type="float">
            <text:p>304</text:p>
          </table:table-cell>
          <table:table-cell table:formula="of:=IF([.$D13]&gt;[.$B$4];[.$E13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3]+[.$B$6]" office:value-type="float" office:value="120" calcext:value-type="float">
            <text:p>120</text:p>
          </table:table-cell>
          <table:table-cell table:formula="of:=[.$B$2]+([.$B$3]*[.$D14]/[.$B$5])" office:value-type="float" office:value="320.892857142857" calcext:value-type="float">
            <text:p>321</text:p>
          </table:table-cell>
          <table:table-cell table:formula="of:=IF([.$D14]&gt;[.$B$4];[.$E14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4]+[.$B$6]" office:value-type="float" office:value="130" calcext:value-type="float">
            <text:p>130</text:p>
          </table:table-cell>
          <table:table-cell table:formula="of:=[.$B$2]+([.$B$3]*[.$D15]/[.$B$5])" office:value-type="float" office:value="337.633928571429" calcext:value-type="float">
            <text:p>338</text:p>
          </table:table-cell>
          <table:table-cell table:formula="of:=IF([.$D15]&gt;[.$B$4];[.$E15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5]+[.$B$6]" office:value-type="float" office:value="140" calcext:value-type="float">
            <text:p>140</text:p>
          </table:table-cell>
          <table:table-cell table:formula="of:=[.$B$2]+([.$B$3]*[.$D16]/[.$B$5])" office:value-type="float" office:value="354.375" calcext:value-type="float">
            <text:p>354</text:p>
          </table:table-cell>
          <table:table-cell table:formula="of:=IF([.$D16]&gt;[.$B$4];[.$E16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6]+[.$B$6]" office:value-type="float" office:value="150" calcext:value-type="float">
            <text:p>150</text:p>
          </table:table-cell>
          <table:table-cell table:formula="of:=[.$B$2]+([.$B$3]*[.$D17]/[.$B$5])" office:value-type="float" office:value="371.116071428571" calcext:value-type="float">
            <text:p>371</text:p>
          </table:table-cell>
          <table:table-cell table:formula="of:=IF([.$D17]&gt;[.$B$4];[.$E17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7]+[.$B$6]" office:value-type="float" office:value="160" calcext:value-type="float">
            <text:p>160</text:p>
          </table:table-cell>
          <table:table-cell table:formula="of:=[.$B$2]+([.$B$3]*[.$D18]/[.$B$5])" office:value-type="float" office:value="387.857142857143" calcext:value-type="float">
            <text:p>388</text:p>
          </table:table-cell>
          <table:table-cell table:formula="of:=IF([.$D18]&gt;[.$B$4];[.$E18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8]+[.$B$6]" office:value-type="float" office:value="170" calcext:value-type="float">
            <text:p>170</text:p>
          </table:table-cell>
          <table:table-cell table:formula="of:=[.$B$2]+([.$B$3]*[.$D19]/[.$B$5])" office:value-type="float" office:value="404.598214285714" calcext:value-type="float">
            <text:p>405</text:p>
          </table:table-cell>
          <table:table-cell table:formula="of:=IF([.$D19]&gt;[.$B$4];[.$E19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9]+[.$B$6]" office:value-type="float" office:value="180" calcext:value-type="float">
            <text:p>180</text:p>
          </table:table-cell>
          <table:table-cell table:formula="of:=[.$B$2]+([.$B$3]*[.$D20]/[.$B$5])" office:value-type="float" office:value="421.339285714286" calcext:value-type="float">
            <text:p>421</text:p>
          </table:table-cell>
          <table:table-cell table:formula="of:=IF([.$D20]&gt;[.$B$4];[.$E20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0]+[.$B$6]" office:value-type="float" office:value="190" calcext:value-type="float">
            <text:p>190</text:p>
          </table:table-cell>
          <table:table-cell table:formula="of:=[.$B$2]+([.$B$3]*[.$D21]/[.$B$5])" office:value-type="float" office:value="438.080357142857" calcext:value-type="float">
            <text:p>438</text:p>
          </table:table-cell>
          <table:table-cell table:formula="of:=IF([.$D21]&gt;[.$B$4];[.$E21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1]+[.$B$6]" office:value-type="float" office:value="200" calcext:value-type="float">
            <text:p>200</text:p>
          </table:table-cell>
          <table:table-cell table:formula="of:=[.$B$2]+([.$B$3]*[.$D22]/[.$B$5])" office:value-type="float" office:value="454.821428571429" calcext:value-type="float">
            <text:p>455</text:p>
          </table:table-cell>
          <table:table-cell table:formula="of:=IF([.$D22]&gt;[.$B$4];[.$E2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2]+[.$B$6]" office:value-type="float" office:value="210" calcext:value-type="float">
            <text:p>210</text:p>
          </table:table-cell>
          <table:table-cell table:formula="of:=[.$B$2]+([.$B$3]*[.$D23]/[.$B$5])" office:value-type="float" office:value="471.5625" calcext:value-type="float">
            <text:p>472</text:p>
          </table:table-cell>
          <table:table-cell table:formula="of:=IF([.$D23]&gt;[.$B$4];[.$E23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3]+[.$B$6]" office:value-type="float" office:value="220" calcext:value-type="float">
            <text:p>220</text:p>
          </table:table-cell>
          <table:table-cell table:formula="of:=[.$B$2]+([.$B$3]*[.$D24]/[.$B$5])" office:value-type="float" office:value="488.303571428571" calcext:value-type="float">
            <text:p>488</text:p>
          </table:table-cell>
          <table:table-cell table:formula="of:=IF([.$D24]&gt;[.$B$4];[.$E24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4]+[.$B$6]" office:value-type="float" office:value="230" calcext:value-type="float">
            <text:p>230</text:p>
          </table:table-cell>
          <table:table-cell table:formula="of:=[.$B$2]+([.$B$3]*[.$D25]/[.$B$5])" office:value-type="float" office:value="505.044642857143" calcext:value-type="float">
            <text:p>505</text:p>
          </table:table-cell>
          <table:table-cell table:formula="of:=IF([.$D25]&gt;[.$B$4];[.$E25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5]+[.$B$6]" office:value-type="float" office:value="240" calcext:value-type="float">
            <text:p>240</text:p>
          </table:table-cell>
          <table:table-cell table:formula="of:=[.$B$2]+([.$B$3]*[.$D26]/[.$B$5])" office:value-type="float" office:value="521.785714285714" calcext:value-type="float">
            <text:p>522</text:p>
          </table:table-cell>
          <table:table-cell table:formula="of:=IF([.$D26]&gt;[.$B$4];[.$E26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6]+[.$B$6]" office:value-type="float" office:value="250" calcext:value-type="float">
            <text:p>250</text:p>
          </table:table-cell>
          <table:table-cell table:formula="of:=[.$B$2]+([.$B$3]*[.$D27]/[.$B$5])" office:value-type="float" office:value="538.526785714286" calcext:value-type="float">
            <text:p>539</text:p>
          </table:table-cell>
          <table:table-cell table:formula="of:=IF([.$D27]&gt;[.$B$4];[.$E27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7]+[.$B$6]" office:value-type="float" office:value="260" calcext:value-type="float">
            <text:p>260</text:p>
          </table:table-cell>
          <table:table-cell table:formula="of:=[.$B$2]+([.$B$3]*[.$D28]/[.$B$5])" office:value-type="float" office:value="555.267857142857" calcext:value-type="float">
            <text:p>555</text:p>
          </table:table-cell>
          <table:table-cell table:formula="of:=IF([.$D28]&gt;[.$B$4];[.$E28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8]+[.$B$6]" office:value-type="float" office:value="270" calcext:value-type="float">
            <text:p>270</text:p>
          </table:table-cell>
          <table:table-cell table:formula="of:=[.$B$2]+([.$B$3]*[.$D29]/[.$B$5])" office:value-type="float" office:value="572.008928571429" calcext:value-type="float">
            <text:p>572</text:p>
          </table:table-cell>
          <table:table-cell table:formula="of:=IF([.$D29]&gt;[.$B$4];[.$E29];0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b</text:p>
          </table:table-cell>
        </table:table-row>
        <table:table-row table:style-name="ro1">
          <table:table-cell table:number-columns-repeated="3"/>
          <table:table-cell table:formula="of:=[.D29]+[.$B$6]" office:value-type="float" office:value="280" calcext:value-type="float">
            <text:p>280</text:p>
          </table:table-cell>
          <table:table-cell table:formula="of:=[.$B$2]+([.$B$3]*[.$D30]/[.$B$5])" office:value-type="float" office:value="588.75" calcext:value-type="float">
            <text:p>589</text:p>
          </table:table-cell>
          <table:table-cell table:formula="of:=IF([.$D30]&gt;[.$B$4];[.$E30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0]+[.$B$6]" office:value-type="float" office:value="290" calcext:value-type="float">
            <text:p>290</text:p>
          </table:table-cell>
          <table:table-cell table:formula="of:=[.$B$2]+([.$B$3]*[.$D31]/[.$B$5])" office:value-type="float" office:value="605.491071428571" calcext:value-type="float">
            <text:p>605</text:p>
          </table:table-cell>
          <table:table-cell table:formula="of:=IF([.$D31]&gt;[.$B$4];[.$E31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1]+[.$B$6]" office:value-type="float" office:value="300" calcext:value-type="float">
            <text:p>300</text:p>
          </table:table-cell>
          <table:table-cell table:formula="of:=[.$B$2]+([.$B$3]*[.$D32]/[.$B$5])" office:value-type="float" office:value="622.232142857143" calcext:value-type="float">
            <text:p>622</text:p>
          </table:table-cell>
          <table:table-cell table:formula="of:=IF([.$D32]&gt;[.$B$4];[.$E3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2]+[.$B$6]" office:value-type="float" office:value="310" calcext:value-type="float">
            <text:p>310</text:p>
          </table:table-cell>
          <table:table-cell table:formula="of:=[.$B$2]+([.$B$3]*[.$D33]/[.$B$5])" office:value-type="float" office:value="638.973214285714" calcext:value-type="float">
            <text:p>639</text:p>
          </table:table-cell>
          <table:table-cell table:formula="of:=IF([.$D33]&gt;[.$B$4];[.$E33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3]+[.$B$6]" office:value-type="float" office:value="320" calcext:value-type="float">
            <text:p>320</text:p>
          </table:table-cell>
          <table:table-cell table:formula="of:=[.$B$2]+([.$B$3]*[.$D34]/[.$B$5])" office:value-type="float" office:value="655.714285714286" calcext:value-type="float">
            <text:p>656</text:p>
          </table:table-cell>
          <table:table-cell table:formula="of:=IF([.$D34]&gt;[.$B$4];[.$E34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4]+[.$B$6]" office:value-type="float" office:value="330" calcext:value-type="float">
            <text:p>330</text:p>
          </table:table-cell>
          <table:table-cell table:formula="of:=[.$B$2]+([.$B$3]*[.$D35]/[.$B$5])" office:value-type="float" office:value="672.455357142857" calcext:value-type="float">
            <text:p>672</text:p>
          </table:table-cell>
          <table:table-cell table:formula="of:=IF([.$D35]&gt;[.$B$4];[.$E35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5]+[.$B$6]" office:value-type="float" office:value="340" calcext:value-type="float">
            <text:p>340</text:p>
          </table:table-cell>
          <table:table-cell table:formula="of:=[.$B$2]+([.$B$3]*[.$D36]/[.$B$5])" office:value-type="float" office:value="689.196428571429" calcext:value-type="float">
            <text:p>689</text:p>
          </table:table-cell>
          <table:table-cell table:formula="of:=IF([.$D36]&gt;[.$B$4];[.$E36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6]+[.$B$6]" office:value-type="float" office:value="350" calcext:value-type="float">
            <text:p>350</text:p>
          </table:table-cell>
          <table:table-cell table:formula="of:=[.$B$2]+([.$B$3]*[.$D37]/[.$B$5])" office:value-type="float" office:value="705.9375" calcext:value-type="float">
            <text:p>706</text:p>
          </table:table-cell>
          <table:table-cell table:formula="of:=IF([.$D37]&gt;[.$B$4];[.$E37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7]+[.$B$6]" office:value-type="float" office:value="360" calcext:value-type="float">
            <text:p>360</text:p>
          </table:table-cell>
          <table:table-cell table:formula="of:=[.$B$2]+([.$B$3]*[.$D38]/[.$B$5])" office:value-type="float" office:value="722.678571428571" calcext:value-type="float">
            <text:p>723</text:p>
          </table:table-cell>
          <table:table-cell table:formula="of:=IF([.$D38]&gt;[.$B$4];[.$E38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8]+[.$B$6]" office:value-type="float" office:value="370" calcext:value-type="float">
            <text:p>370</text:p>
          </table:table-cell>
          <table:table-cell table:formula="of:=[.$B$2]+([.$B$3]*[.$D39]/[.$B$5])" office:value-type="float" office:value="739.419642857143" calcext:value-type="float">
            <text:p>739</text:p>
          </table:table-cell>
          <table:table-cell table:formula="of:=IF([.$D39]&gt;[.$B$4];[.$E39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9]+[.$B$6]" office:value-type="float" office:value="380" calcext:value-type="float">
            <text:p>380</text:p>
          </table:table-cell>
          <table:table-cell table:formula="of:=[.$B$2]+([.$B$3]*[.$D40]/[.$B$5])" office:value-type="float" office:value="756.160714285714" calcext:value-type="float">
            <text:p>756</text:p>
          </table:table-cell>
          <table:table-cell table:formula="of:=IF([.$D40]&gt;[.$B$4];[.$E40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0]+[.$B$6]" office:value-type="float" office:value="390" calcext:value-type="float">
            <text:p>390</text:p>
          </table:table-cell>
          <table:table-cell table:formula="of:=[.$B$2]+([.$B$3]*[.$D41]/[.$B$5])" office:value-type="float" office:value="772.901785714286" calcext:value-type="float">
            <text:p>773</text:p>
          </table:table-cell>
          <table:table-cell table:formula="of:=IF([.$D41]&gt;[.$B$4];[.$E41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1]+[.$B$6]" office:value-type="float" office:value="400" calcext:value-type="float">
            <text:p>400</text:p>
          </table:table-cell>
          <table:table-cell table:formula="of:=[.$B$2]+([.$B$3]*[.$D42]/[.$B$5])" office:value-type="float" office:value="789.642857142857" calcext:value-type="float">
            <text:p>790</text:p>
          </table:table-cell>
          <table:table-cell table:formula="of:=IF([.$D42]&gt;[.$B$4];[.$E4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2]+[.$B$6]" office:value-type="float" office:value="410" calcext:value-type="float">
            <text:p>410</text:p>
          </table:table-cell>
          <table:table-cell table:formula="of:=[.$B$2]+([.$B$3]*[.$D43]/[.$B$5])" office:value-type="float" office:value="806.383928571429" calcext:value-type="float">
            <text:p>806</text:p>
          </table:table-cell>
          <table:table-cell table:formula="of:=IF([.$D43]&gt;[.$B$4];[.$E43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3]+[.$B$6]" office:value-type="float" office:value="420" calcext:value-type="float">
            <text:p>420</text:p>
          </table:table-cell>
          <table:table-cell table:formula="of:=[.$B$2]+([.$B$3]*[.$D44]/[.$B$5])" office:value-type="float" office:value="823.125" calcext:value-type="float">
            <text:p>823</text:p>
          </table:table-cell>
          <table:table-cell table:formula="of:=IF([.$D44]&gt;[.$B$4];[.$E44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4]+[.$B$6]" office:value-type="float" office:value="430" calcext:value-type="float">
            <text:p>430</text:p>
          </table:table-cell>
          <table:table-cell table:formula="of:=[.$B$2]+([.$B$3]*[.$D45]/[.$B$5])" office:value-type="float" office:value="839.866071428571" calcext:value-type="float">
            <text:p>840</text:p>
          </table:table-cell>
          <table:table-cell table:formula="of:=IF([.$D45]&gt;[.$B$4];[.$E45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5]+[.$B$6]" office:value-type="float" office:value="440" calcext:value-type="float">
            <text:p>440</text:p>
          </table:table-cell>
          <table:table-cell table:formula="of:=[.$B$2]+([.$B$3]*[.$D46]/[.$B$5])" office:value-type="float" office:value="856.607142857143" calcext:value-type="float">
            <text:p>857</text:p>
          </table:table-cell>
          <table:table-cell table:formula="of:=IF([.$D46]&gt;[.$B$4];[.$E46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6]+[.$B$6]" office:value-type="float" office:value="450" calcext:value-type="float">
            <text:p>450</text:p>
          </table:table-cell>
          <table:table-cell table:formula="of:=[.$B$2]+([.$B$3]*[.$D47]/[.$B$5])" office:value-type="float" office:value="873.348214285714" calcext:value-type="float">
            <text:p>873</text:p>
          </table:table-cell>
          <table:table-cell table:formula="of:=IF([.$D47]&gt;[.$B$4];[.$E47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7]+[.$B$6]" office:value-type="float" office:value="460" calcext:value-type="float">
            <text:p>460</text:p>
          </table:table-cell>
          <table:table-cell table:formula="of:=[.$B$2]+([.$B$3]*[.$D48]/[.$B$5])" office:value-type="float" office:value="890.089285714286" calcext:value-type="float">
            <text:p>890</text:p>
          </table:table-cell>
          <table:table-cell table:formula="of:=IF([.$D48]&gt;[.$B$4];[.$E48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8]+[.$B$6]" office:value-type="float" office:value="470" calcext:value-type="float">
            <text:p>470</text:p>
          </table:table-cell>
          <table:table-cell table:formula="of:=[.$B$2]+([.$B$3]*[.$D49]/[.$B$5])" office:value-type="float" office:value="906.830357142857" calcext:value-type="float">
            <text:p>907</text:p>
          </table:table-cell>
          <table:table-cell table:formula="of:=IF([.$D49]&gt;[.$B$4];[.$E49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9]+[.$B$6]" office:value-type="float" office:value="480" calcext:value-type="float">
            <text:p>480</text:p>
          </table:table-cell>
          <table:table-cell table:formula="of:=[.$B$2]+([.$B$3]*[.$D50]/[.$B$5])" office:value-type="float" office:value="923.571428571429" calcext:value-type="float">
            <text:p>924</text:p>
          </table:table-cell>
          <table:table-cell table:formula="of:=IF([.$D50]&gt;[.$B$4];[.$E50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0]+[.$B$6]" office:value-type="float" office:value="490" calcext:value-type="float">
            <text:p>490</text:p>
          </table:table-cell>
          <table:table-cell table:formula="of:=[.$B$2]+([.$B$3]*[.$D51]/[.$B$5])" office:value-type="float" office:value="940.3125" calcext:value-type="float">
            <text:p>940</text:p>
          </table:table-cell>
          <table:table-cell table:formula="of:=IF([.$D51]&gt;[.$B$4];[.$E51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1]+[.$B$6]" office:value-type="float" office:value="500" calcext:value-type="float">
            <text:p>500</text:p>
          </table:table-cell>
          <table:table-cell table:formula="of:=[.$B$2]+([.$B$3]*[.$D52]/[.$B$5])" office:value-type="float" office:value="957.053571428571" calcext:value-type="float">
            <text:p>957</text:p>
          </table:table-cell>
          <table:table-cell table:formula="of:=IF([.$D52]&gt;[.$B$4];[.$E5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2]+[.$B$6]" office:value-type="float" office:value="510" calcext:value-type="float">
            <text:p>510</text:p>
          </table:table-cell>
          <table:table-cell table:formula="of:=[.$B$2]+([.$B$3]*[.$D53]/[.$B$5])" office:value-type="float" office:value="973.794642857143" calcext:value-type="float">
            <text:p>974</text:p>
          </table:table-cell>
          <table:table-cell table:formula="of:=IF([.$D53]&gt;[.$B$4];[.$E53];0)" office:value-type="float" office:value="973.794642857143" calcext:value-type="float">
            <text:p>97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3]+[.$B$6]" office:value-type="float" office:value="520" calcext:value-type="float">
            <text:p>520</text:p>
          </table:table-cell>
          <table:table-cell table:formula="of:=[.$B$2]+([.$B$3]*[.$D54]/[.$B$5])" office:value-type="float" office:value="990.535714285714" calcext:value-type="float">
            <text:p>991</text:p>
          </table:table-cell>
          <table:table-cell table:formula="of:=IF([.$D54]&gt;[.$B$4];[.$E54];0)" office:value-type="float" office:value="990.535714285714" calcext:value-type="float">
            <text:p>99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4]+[.$B$6]" office:value-type="float" office:value="530" calcext:value-type="float">
            <text:p>530</text:p>
          </table:table-cell>
          <table:table-cell table:formula="of:=[.$B$2]+([.$B$3]*[.$D55]/[.$B$5])" office:value-type="float" office:value="1007.27678571429" calcext:value-type="float">
            <text:p>1007</text:p>
          </table:table-cell>
          <table:table-cell table:formula="of:=IF([.$D55]&gt;[.$B$4];[.$E55];0)" office:value-type="float" office:value="1007.27678571429" calcext:value-type="float">
            <text:p>100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5]+[.$B$6]" office:value-type="float" office:value="540" calcext:value-type="float">
            <text:p>540</text:p>
          </table:table-cell>
          <table:table-cell table:formula="of:=[.$B$2]+([.$B$3]*[.$D56]/[.$B$5])" office:value-type="float" office:value="1024.01785714286" calcext:value-type="float">
            <text:p>1024</text:p>
          </table:table-cell>
          <table:table-cell table:formula="of:=IF([.$D56]&gt;[.$B$4];[.$E56];0)" office:value-type="float" office:value="1024.01785714286" calcext:value-type="float">
            <text:p>10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6]+[.$B$6]" office:value-type="float" office:value="550" calcext:value-type="float">
            <text:p>550</text:p>
          </table:table-cell>
          <table:table-cell table:formula="of:=[.$B$2]+([.$B$3]*[.$D57]/[.$B$5])" office:value-type="float" office:value="1040.75892857143" calcext:value-type="float">
            <text:p>1041</text:p>
          </table:table-cell>
          <table:table-cell table:formula="of:=IF([.$D57]&gt;[.$B$4];[.$E57];0)" office:value-type="float" office:value="1040.75892857143" calcext:value-type="float">
            <text:p>104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7]+[.$B$6]" office:value-type="float" office:value="560" calcext:value-type="float">
            <text:p>560</text:p>
          </table:table-cell>
          <table:table-cell table:formula="of:=[.$B$2]+([.$B$3]*[.$D58]/[.$B$5])" office:value-type="float" office:value="1057.5" calcext:value-type="float">
            <text:p>1058</text:p>
          </table:table-cell>
          <table:table-cell table:formula="of:=IF([.$D58]&gt;[.$B$4];[.$E58];0)" office:value-type="float" office:value="1057.5" calcext:value-type="float">
            <text:p>105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8]+[.$B$6]" office:value-type="float" office:value="570" calcext:value-type="float">
            <text:p>570</text:p>
          </table:table-cell>
          <table:table-cell table:formula="of:=[.$B$2]+([.$B$3]*[.$D59]/[.$B$5])" office:value-type="float" office:value="1074.24107142857" calcext:value-type="float">
            <text:p>1074</text:p>
          </table:table-cell>
          <table:table-cell table:formula="of:=IF([.$D59]&gt;[.$B$4];[.$E59];0)" office:value-type="float" office:value="1074.24107142857" calcext:value-type="float">
            <text:p>107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9]+[.$B$6]" office:value-type="float" office:value="580" calcext:value-type="float">
            <text:p>580</text:p>
          </table:table-cell>
          <table:table-cell table:formula="of:=[.$B$2]+([.$B$3]*[.$D60]/[.$B$5])" office:value-type="float" office:value="1090.98214285714" calcext:value-type="float">
            <text:p>1091</text:p>
          </table:table-cell>
          <table:table-cell table:formula="of:=IF([.$D60]&gt;[.$B$4];[.$E60];0)" office:value-type="float" office:value="1090.98214285714" calcext:value-type="float">
            <text:p>109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0]+[.$B$6]" office:value-type="float" office:value="590" calcext:value-type="float">
            <text:p>590</text:p>
          </table:table-cell>
          <table:table-cell table:formula="of:=[.$B$2]+([.$B$3]*[.$D61]/[.$B$5])" office:value-type="float" office:value="1107.72321428571" calcext:value-type="float">
            <text:p>1108</text:p>
          </table:table-cell>
          <table:table-cell table:formula="of:=IF([.$D61]&gt;[.$B$4];[.$E61];0)" office:value-type="float" office:value="1107.72321428571" calcext:value-type="float">
            <text:p>110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1]+[.$B$6]" office:value-type="float" office:value="600" calcext:value-type="float">
            <text:p>600</text:p>
          </table:table-cell>
          <table:table-cell table:formula="of:=[.$B$2]+([.$B$3]*[.$D62]/[.$B$5])" office:value-type="float" office:value="1124.46428571429" calcext:value-type="float">
            <text:p>1124</text:p>
          </table:table-cell>
          <table:table-cell table:formula="of:=IF([.$D62]&gt;[.$B$4];[.$E62];0)" office:value-type="float" office:value="1124.46428571429" calcext:value-type="float">
            <text:p>11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2]+[.$B$6]" office:value-type="float" office:value="610" calcext:value-type="float">
            <text:p>610</text:p>
          </table:table-cell>
          <table:table-cell table:formula="of:=[.$B$2]+([.$B$3]*[.$D63]/[.$B$5])" office:value-type="float" office:value="1141.20535714286" calcext:value-type="float">
            <text:p>1141</text:p>
          </table:table-cell>
          <table:table-cell table:formula="of:=IF([.$D63]&gt;[.$B$4];[.$E63];0)" office:value-type="float" office:value="1141.20535714286" calcext:value-type="float">
            <text:p>114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3]+[.$B$6]" office:value-type="float" office:value="620" calcext:value-type="float">
            <text:p>620</text:p>
          </table:table-cell>
          <table:table-cell table:formula="of:=[.$B$2]+([.$B$3]*[.$D64]/[.$B$5])" office:value-type="float" office:value="1157.94642857143" calcext:value-type="float">
            <text:p>1158</text:p>
          </table:table-cell>
          <table:table-cell table:formula="of:=IF([.$D64]&gt;[.$B$4];[.$E64];0)" office:value-type="float" office:value="1157.94642857143" calcext:value-type="float">
            <text:p>115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4]+[.$B$6]" office:value-type="float" office:value="630" calcext:value-type="float">
            <text:p>630</text:p>
          </table:table-cell>
          <table:table-cell table:formula="of:=[.$B$2]+([.$B$3]*[.$D65]/[.$B$5])" office:value-type="float" office:value="1174.6875" calcext:value-type="float">
            <text:p>1175</text:p>
          </table:table-cell>
          <table:table-cell table:formula="of:=IF([.$D65]&gt;[.$B$4];[.$E65];0)" office:value-type="float" office:value="1174.6875" calcext:value-type="float">
            <text:p>11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5]+[.$B$6]" office:value-type="float" office:value="640" calcext:value-type="float">
            <text:p>640</text:p>
          </table:table-cell>
          <table:table-cell table:formula="of:=[.$B$2]+([.$B$3]*[.$D66]/[.$B$5])" office:value-type="float" office:value="1191.42857142857" calcext:value-type="float">
            <text:p>1191</text:p>
          </table:table-cell>
          <table:table-cell table:formula="of:=IF([.$D66]&gt;[.$B$4];[.$E66];0)" office:value-type="float" office:value="1191.42857142857" calcext:value-type="float">
            <text:p>119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6]+[.$B$6]" office:value-type="float" office:value="650" calcext:value-type="float">
            <text:p>650</text:p>
          </table:table-cell>
          <table:table-cell table:formula="of:=[.$B$2]+([.$B$3]*[.$D67]/[.$B$5])" office:value-type="float" office:value="1208.16964285714" calcext:value-type="float">
            <text:p>1208</text:p>
          </table:table-cell>
          <table:table-cell table:formula="of:=IF([.$D67]&gt;[.$B$4];[.$E67];0)" office:value-type="float" office:value="1208.16964285714" calcext:value-type="float">
            <text:p>120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7]+[.$B$6]" office:value-type="float" office:value="660" calcext:value-type="float">
            <text:p>660</text:p>
          </table:table-cell>
          <table:table-cell table:formula="of:=[.$B$2]+([.$B$3]*[.$D68]/[.$B$5])" office:value-type="float" office:value="1224.91071428571" calcext:value-type="float">
            <text:p>1225</text:p>
          </table:table-cell>
          <table:table-cell table:formula="of:=IF([.$D68]&gt;[.$B$4];[.$E68];0)" office:value-type="float" office:value="1224.91071428571" calcext:value-type="float">
            <text:p>12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8]+[.$B$6]" office:value-type="float" office:value="670" calcext:value-type="float">
            <text:p>670</text:p>
          </table:table-cell>
          <table:table-cell table:formula="of:=[.$B$2]+([.$B$3]*[.$D69]/[.$B$5])" office:value-type="float" office:value="1241.65178571429" calcext:value-type="float">
            <text:p>1242</text:p>
          </table:table-cell>
          <table:table-cell table:formula="of:=IF([.$D69]&gt;[.$B$4];[.$E69];0)" office:value-type="float" office:value="1241.65178571429" calcext:value-type="float">
            <text:p>124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9]+[.$B$6]" office:value-type="float" office:value="680" calcext:value-type="float">
            <text:p>680</text:p>
          </table:table-cell>
          <table:table-cell table:formula="of:=[.$B$2]+([.$B$3]*[.$D70]/[.$B$5])" office:value-type="float" office:value="1258.39285714286" calcext:value-type="float">
            <text:p>1258</text:p>
          </table:table-cell>
          <table:table-cell table:formula="of:=IF([.$D70]&gt;[.$B$4];[.$E70];0)" office:value-type="float" office:value="1258.39285714286" calcext:value-type="float">
            <text:p>125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0]+[.$B$6]" office:value-type="float" office:value="690" calcext:value-type="float">
            <text:p>690</text:p>
          </table:table-cell>
          <table:table-cell table:formula="of:=[.$B$2]+([.$B$3]*[.$D71]/[.$B$5])" office:value-type="float" office:value="1275.13392857143" calcext:value-type="float">
            <text:p>1275</text:p>
          </table:table-cell>
          <table:table-cell table:formula="of:=IF([.$D71]&gt;[.$B$4];[.$E71];0)" office:value-type="float" office:value="1275.13392857143" calcext:value-type="float">
            <text:p>12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1]+[.$B$6]" office:value-type="float" office:value="700" calcext:value-type="float">
            <text:p>700</text:p>
          </table:table-cell>
          <table:table-cell table:formula="of:=[.$B$2]+([.$B$3]*[.$D72]/[.$B$5])" office:value-type="float" office:value="1291.875" calcext:value-type="float">
            <text:p>1292</text:p>
          </table:table-cell>
          <table:table-cell table:formula="of:=IF([.$D72]&gt;[.$B$4];[.$E72];0)" office:value-type="float" office:value="1291.875" calcext:value-type="float">
            <text:p>129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2]+[.$B$6]" office:value-type="float" office:value="710" calcext:value-type="float">
            <text:p>710</text:p>
          </table:table-cell>
          <table:table-cell table:formula="of:=[.$B$2]+([.$B$3]*[.$D73]/[.$B$5])" office:value-type="float" office:value="1308.61607142857" calcext:value-type="float">
            <text:p>1309</text:p>
          </table:table-cell>
          <table:table-cell table:formula="of:=IF([.$D73]&gt;[.$B$4];[.$E73];0)" office:value-type="float" office:value="1308.61607142857" calcext:value-type="float">
            <text:p>130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3]+[.$B$6]" office:value-type="float" office:value="720" calcext:value-type="float">
            <text:p>720</text:p>
          </table:table-cell>
          <table:table-cell table:formula="of:=[.$B$2]+([.$B$3]*[.$D74]/[.$B$5])" office:value-type="float" office:value="1325.35714285714" calcext:value-type="float">
            <text:p>1325</text:p>
          </table:table-cell>
          <table:table-cell table:formula="of:=IF([.$D74]&gt;[.$B$4];[.$E74];0)" office:value-type="float" office:value="1325.35714285714" calcext:value-type="float">
            <text:p>13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4]+[.$B$6]" office:value-type="float" office:value="730" calcext:value-type="float">
            <text:p>730</text:p>
          </table:table-cell>
          <table:table-cell table:formula="of:=[.$B$2]+([.$B$3]*[.$D75]/[.$B$5])" office:value-type="float" office:value="1342.09821428571" calcext:value-type="float">
            <text:p>1342</text:p>
          </table:table-cell>
          <table:table-cell table:formula="of:=IF([.$D75]&gt;[.$B$4];[.$E75];0)" office:value-type="float" office:value="1342.09821428571" calcext:value-type="float">
            <text:p>134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5]+[.$B$6]" office:value-type="float" office:value="740" calcext:value-type="float">
            <text:p>740</text:p>
          </table:table-cell>
          <table:table-cell table:formula="of:=[.$B$2]+([.$B$3]*[.$D76]/[.$B$5])" office:value-type="float" office:value="1358.83928571429" calcext:value-type="float">
            <text:p>1359</text:p>
          </table:table-cell>
          <table:table-cell table:formula="of:=IF([.$D76]&gt;[.$B$4];[.$E76];0)" office:value-type="float" office:value="1358.83928571429" calcext:value-type="float">
            <text:p>135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6]+[.$B$6]" office:value-type="float" office:value="750" calcext:value-type="float">
            <text:p>750</text:p>
          </table:table-cell>
          <table:table-cell table:formula="of:=[.$B$2]+([.$B$3]*[.$D77]/[.$B$5])" office:value-type="float" office:value="1375.58035714286" calcext:value-type="float">
            <text:p>1376</text:p>
          </table:table-cell>
          <table:table-cell table:formula="of:=IF([.$D77]&gt;[.$B$4];[.$E77];0)" office:value-type="float" office:value="1375.58035714286" calcext:value-type="float">
            <text:p>137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7]+[.$B$6]" office:value-type="float" office:value="760" calcext:value-type="float">
            <text:p>760</text:p>
          </table:table-cell>
          <table:table-cell table:formula="of:=[.$B$2]+([.$B$3]*[.$D78]/[.$B$5])" office:value-type="float" office:value="1392.32142857143" calcext:value-type="float">
            <text:p>1392</text:p>
          </table:table-cell>
          <table:table-cell table:formula="of:=IF([.$D78]&gt;[.$B$4];[.$E78];0)" office:value-type="float" office:value="1392.32142857143" calcext:value-type="float">
            <text:p>139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8]+[.$B$6]" office:value-type="float" office:value="770" calcext:value-type="float">
            <text:p>770</text:p>
          </table:table-cell>
          <table:table-cell table:formula="of:=[.$B$2]+([.$B$3]*[.$D79]/[.$B$5])" office:value-type="float" office:value="1409.0625" calcext:value-type="float">
            <text:p>1409</text:p>
          </table:table-cell>
          <table:table-cell table:formula="of:=IF([.$D79]&gt;[.$B$4];[.$E79];0)" office:value-type="float" office:value="1409.0625" calcext:value-type="float">
            <text:p>140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9]+[.$B$6]" office:value-type="float" office:value="780" calcext:value-type="float">
            <text:p>780</text:p>
          </table:table-cell>
          <table:table-cell table:formula="of:=[.$B$2]+([.$B$3]*[.$D80]/[.$B$5])" office:value-type="float" office:value="1425.80357142857" calcext:value-type="float">
            <text:p>1426</text:p>
          </table:table-cell>
          <table:table-cell table:formula="of:=IF([.$D80]&gt;[.$B$4];[.$E80];0)" office:value-type="float" office:value="1425.80357142857" calcext:value-type="float">
            <text:p>142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0]+[.$B$6]" office:value-type="float" office:value="790" calcext:value-type="float">
            <text:p>790</text:p>
          </table:table-cell>
          <table:table-cell table:formula="of:=[.$B$2]+([.$B$3]*[.$D81]/[.$B$5])" office:value-type="float" office:value="1442.54464285714" calcext:value-type="float">
            <text:p>1443</text:p>
          </table:table-cell>
          <table:table-cell table:formula="of:=IF([.$D81]&gt;[.$B$4];[.$E81];0)" office:value-type="float" office:value="1442.54464285714" calcext:value-type="float">
            <text:p>144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1]+[.$B$6]" office:value-type="float" office:value="800" calcext:value-type="float">
            <text:p>800</text:p>
          </table:table-cell>
          <table:table-cell table:formula="of:=[.$B$2]+([.$B$3]*[.$D82]/[.$B$5])" office:value-type="float" office:value="1459.28571428571" calcext:value-type="float">
            <text:p>1459</text:p>
          </table:table-cell>
          <table:table-cell table:formula="of:=IF([.$D82]&gt;[.$B$4];[.$E82];0)" office:value-type="float" office:value="1459.28571428571" calcext:value-type="float">
            <text:p>145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2]+[.$B$6]" office:value-type="float" office:value="810" calcext:value-type="float">
            <text:p>810</text:p>
          </table:table-cell>
          <table:table-cell table:formula="of:=[.$B$2]+([.$B$3]*[.$D83]/[.$B$5])" office:value-type="float" office:value="1476.02678571429" calcext:value-type="float">
            <text:p>1476</text:p>
          </table:table-cell>
          <table:table-cell table:formula="of:=IF([.$D83]&gt;[.$B$4];[.$E83];0)" office:value-type="float" office:value="1476.02678571429" calcext:value-type="float">
            <text:p>147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3]+[.$B$6]" office:value-type="float" office:value="820" calcext:value-type="float">
            <text:p>820</text:p>
          </table:table-cell>
          <table:table-cell table:formula="of:=[.$B$2]+([.$B$3]*[.$D84]/[.$B$5])" office:value-type="float" office:value="1492.76785714286" calcext:value-type="float">
            <text:p>1493</text:p>
          </table:table-cell>
          <table:table-cell table:formula="of:=IF([.$D84]&gt;[.$B$4];[.$E84];0)" office:value-type="float" office:value="1492.76785714286" calcext:value-type="float">
            <text:p>149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4]+[.$B$6]" office:value-type="float" office:value="830" calcext:value-type="float">
            <text:p>830</text:p>
          </table:table-cell>
          <table:table-cell table:formula="of:=[.$B$2]+([.$B$3]*[.$D85]/[.$B$5])" office:value-type="float" office:value="1509.50892857143" calcext:value-type="float">
            <text:p>1510</text:p>
          </table:table-cell>
          <table:table-cell table:formula="of:=IF([.$D85]&gt;[.$B$4];[.$E85];0)" office:value-type="float" office:value="1509.50892857143" calcext:value-type="float">
            <text:p>15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5]+[.$B$6]" office:value-type="float" office:value="840" calcext:value-type="float">
            <text:p>840</text:p>
          </table:table-cell>
          <table:table-cell table:formula="of:=[.$B$2]+([.$B$3]*[.$D86]/[.$B$5])" office:value-type="float" office:value="1526.25" calcext:value-type="float">
            <text:p>1526</text:p>
          </table:table-cell>
          <table:table-cell table:formula="of:=IF([.$D86]&gt;[.$B$4];[.$E86];0)" office:value-type="float" office:value="1526.25" calcext:value-type="float">
            <text:p>152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6]+[.$B$6]" office:value-type="float" office:value="850" calcext:value-type="float">
            <text:p>850</text:p>
          </table:table-cell>
          <table:table-cell table:formula="of:=[.$B$2]+([.$B$3]*[.$D87]/[.$B$5])" office:value-type="float" office:value="1542.99107142857" calcext:value-type="float">
            <text:p>1543</text:p>
          </table:table-cell>
          <table:table-cell table:formula="of:=IF([.$D87]&gt;[.$B$4];[.$E87];0)" office:value-type="float" office:value="1542.99107142857" calcext:value-type="float">
            <text:p>154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7]+[.$B$6]" office:value-type="float" office:value="860" calcext:value-type="float">
            <text:p>860</text:p>
          </table:table-cell>
          <table:table-cell table:formula="of:=[.$B$2]+([.$B$3]*[.$D88]/[.$B$5])" office:value-type="float" office:value="1559.73214285714" calcext:value-type="float">
            <text:p>1560</text:p>
          </table:table-cell>
          <table:table-cell table:formula="of:=IF([.$D88]&gt;[.$B$4];[.$E88];0)" office:value-type="float" office:value="1559.73214285714" calcext:value-type="float">
            <text:p>156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8]+[.$B$6]" office:value-type="float" office:value="870" calcext:value-type="float">
            <text:p>870</text:p>
          </table:table-cell>
          <table:table-cell table:formula="of:=[.$B$2]+([.$B$3]*[.$D89]/[.$B$5])" office:value-type="float" office:value="1576.47321428571" calcext:value-type="float">
            <text:p>1576</text:p>
          </table:table-cell>
          <table:table-cell table:formula="of:=IF([.$D89]&gt;[.$B$4];[.$E89];0)" office:value-type="float" office:value="1576.47321428571" calcext:value-type="float">
            <text:p>157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9]+[.$B$6]" office:value-type="float" office:value="880" calcext:value-type="float">
            <text:p>880</text:p>
          </table:table-cell>
          <table:table-cell table:formula="of:=[.$B$2]+([.$B$3]*[.$D90]/[.$B$5])" office:value-type="float" office:value="1593.21428571429" calcext:value-type="float">
            <text:p>1593</text:p>
          </table:table-cell>
          <table:table-cell table:formula="of:=IF([.$D90]&gt;[.$B$4];[.$E90];0)" office:value-type="float" office:value="1593.21428571429" calcext:value-type="float">
            <text:p>159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0]+[.$B$6]" office:value-type="float" office:value="890" calcext:value-type="float">
            <text:p>890</text:p>
          </table:table-cell>
          <table:table-cell table:formula="of:=[.$B$2]+([.$B$3]*[.$D91]/[.$B$5])" office:value-type="float" office:value="1609.95535714286" calcext:value-type="float">
            <text:p>1610</text:p>
          </table:table-cell>
          <table:table-cell table:formula="of:=IF([.$D91]&gt;[.$B$4];[.$E91];0)" office:value-type="float" office:value="1609.95535714286" calcext:value-type="float">
            <text:p>16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1]+[.$B$6]" office:value-type="float" office:value="900" calcext:value-type="float">
            <text:p>900</text:p>
          </table:table-cell>
          <table:table-cell table:formula="of:=[.$B$2]+([.$B$3]*[.$D92]/[.$B$5])" office:value-type="float" office:value="1626.69642857143" calcext:value-type="float">
            <text:p>1627</text:p>
          </table:table-cell>
          <table:table-cell table:formula="of:=IF([.$D92]&gt;[.$B$4];[.$E92];0)" office:value-type="float" office:value="1626.69642857143" calcext:value-type="float">
            <text:p>162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4">00/00/0000</text:date>, <text:time style:data-style-name="N2" text:time-value="16:17:41.525594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6:51:31.444589929</meta:creation-date>
    <dc:date>2019-12-14T16:18:18.816741701</dc:date>
    <meta:editing-duration>PT26M53S</meta:editing-duration>
    <meta:editing-cycles>2</meta:editing-cycles>
    <meta:generator>LibreOffice/5.1.6.2$Linux_X86_64 LibreOffice_project/10m0$Build-2</meta:generator>
    <meta:document-statistic meta:table-count="1" meta:cell-count="2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D2:Sheet1.D92 Sheet1.F2:Sheet1.F92" chart:data-source-has-labels="column" svg:x="0.32cm" svg:y="0.18cm" svg:width="15.36cm" svg:height="8.64cm">
          <chartooo:coordinate-region svg:x="1.312cm" svg:y="0.301cm" svg:width="14.368cm" svg:height="7.517cm"/>
          <chart:axis chart:dimension="x" chart:name="primary-x" chart:style-name="ch3" chartooo:axis-type="auto">
            <chartooo:date-scale/>
            <chart:categories table:cell-range-address="Sheet1.D2:Sheet1.D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2" chart:class="chart:line"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0">
                <text:p>0</text:p>
                <draw:g>
                  <svg:desc>Sheet1.F2:Sheet1.F9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973.794642857143">
                <text:p>973.79464285714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990.535714285714">
                <text:p>990.53571428571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007.27678571429">
                <text:p>1007.2767857142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024.01785714286">
                <text:p>1024.0178571428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040.75892857143">
                <text:p>1040.7589285714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057.5">
                <text:p>1057.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074.24107142857">
                <text:p>1074.2410714285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090.98214285714">
                <text:p>1090.9821428571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107.72321428571">
                <text:p>1107.7232142857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24.46428571429">
                <text:p>1124.4642857142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141.20535714286">
                <text:p>1141.2053571428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157.94642857143">
                <text:p>1157.9464285714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174.6875">
                <text:p>1174.68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91.42857142857">
                <text:p>1191.4285714285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208.16964285714">
                <text:p>1208.1696428571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224.91071428571">
                <text:p>1224.9107142857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241.65178571429">
                <text:p>1241.6517857142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258.39285714286">
                <text:p>1258.3928571428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275.13392857143">
                <text:p>1275.1339285714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91.875">
                <text:p>1291.87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308.61607142857">
                <text:p>1308.6160714285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325.35714285714">
                <text:p>1325.3571428571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342.09821428571">
                <text:p>1342.0982142857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358.83928571429">
                <text:p>1358.8392857142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375.58035714286">
                <text:p>1375.5803571428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392.32142857143">
                <text:p>1392.3214285714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409.0625">
                <text:p>1409.062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425.80357142857">
                <text:p>1425.8035714285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442.54464285714">
                <text:p>1442.544642857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59.28571428571">
                <text:p>1459.2857142857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476.02678571429">
                <text:p>1476.0267857142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492.76785714286">
                <text:p>1492.7678571428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509.50892857143">
                <text:p>1509.5089285714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526.25">
                <text:p>1526.2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542.99107142857">
                <text:p>1542.9910714285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559.73214285714">
                <text:p>1559.7321428571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576.47321428571">
                <text:p>1576.4732142857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593.21428571429">
                <text:p>1593.21428571429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609.95535714286">
                <text:p>1609.9553571428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626.69642857143">
                <text:p>1626.696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